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250d" officeooo:paragraph-rsid="000b25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40a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b40ad" style:font-weight-asian="bold" style:font-weight-complex="bold"/>
    </style:style>
    <style:style style:name="T5" style:family="text">
      <style:text-properties officeooo:rsid="000b40ad"/>
    </style:style>
    <style:style style:name="T6" style:family="text">
      <style:text-properties style:text-underline-style="dash" style:text-underline-width="auto" style:text-underline-color="font-color" fo:font-weight="bold" officeooo:rsid="000b40ad" style:font-weight-asian="bold" style:font-weight-complex="bold"/>
    </style:style>
    <style:style style:name="T7" style:family="text">
      <style:text-properties style:text-underline-style="dash" style:text-underline-width="auto" style:text-underline-color="font-color" fo:font-weight="bold" officeooo:rsid="000bc5c2" style:font-weight-asian="bold" style:font-weight-complex="bold"/>
    </style:style>
    <style:style style:name="T8" style:family="text">
      <style:text-properties style:text-underline-style="dash" style:text-underline-width="auto" style:text-underline-color="font-color" officeooo:rsid="000bc5c2"/>
    </style:style>
    <style:style style:name="T9" style:family="text">
      <style:text-properties officeooo:rsid="000bc5c2"/>
    </style:style>
    <style:style style:name="T10" style:family="text">
      <style:text-properties style:text-underline-style="none" fo:font-weight="bold" officeooo:rsid="000bc5c2" style:font-weight-asian="bold" style:font-weight-complex="bold"/>
    </style:style>
    <style:style style:name="T11" style:family="text">
      <style:text-properties style:text-underline-style="none" fo:font-weight="normal" officeooo:rsid="000bc5c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a Normal 1:</text:p>
      <text:p text:style-name="P1"/>
      <text:p text:style-name="P1">- <text:span text:style-name="T5">Propiedade (</text:span><text:span text:style-name="T4">IDPropiedad</text:span><text:span text:style-name="T5">, </text:span><text:span text:style-name="T6">NomMunicipio</text:span><text:span text:style-name="T5">, </text:span><text:span text:style-name="T6">NumParcela</text:span><text:span text:style-name="T5">, Area, Precio, Impuestos)</text:span></text:p>
      <text:p text:style-name="P1"/>
      <text:p text:style-name="P1">- Tabla <text:span text:style-name="T9">Propiedad</text:span>: (<text:span text:style-name="T3">IDPropiedade</text:span>, <text:span text:style-name="T7">NomMunicipio</text:span><text:span text:style-name="T9">, </text:span><text:span text:style-name="T7">NumParcela, </text:span><text:span text:style-name="T11">Area</text:span><text:span text:style-name="T5">)</text:span></text:p>
      <text:p text:style-name="P1">- Tabla Impostos: (<text:span text:style-name="T4">NomMunicipio</text:span>, Impostos)</text:p>
      <text:p text:style-name="P1">- Tabla <text:span text:style-name="T9">Area</text:span>: (<text:span text:style-name="T3">Area</text:span>, <text:span text:style-name="T9">Precio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2:21:13.296000000</meta:creation-date>
    <dc:date>2025-01-15T12:51:11.643000000</dc:date>
    <meta:editing-duration>PT5M18S</meta:editing-duration>
    <meta:editing-cycles>1</meta:editing-cycles>
    <meta:document-statistic meta:table-count="0" meta:image-count="0" meta:object-count="0" meta:page-count="1" meta:paragraph-count="5" meta:word-count="28" meta:character-count="227" meta:non-whitespace-character-count="204"/>
    <meta:generator>LibreOffice/24.2.4.2$Windows_X86_64 LibreOffice_project/51a6219feb6075d9a4c46691dcfe0cd9c4fff3c2</meta:generator>
  </office:meta>
</office:document-meta>
</file>